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instance-tra-373-1000res--1folds-0.001ridge-300w2vdim-17-09_10:3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8844916602547" calcext:value-type="float">
            <text:p>0.4488449166</text:p>
          </table:table-cell>
          <table:table-cell office:value-type="float" office:value="0.306908901491828" calcext:value-type="float">
            <text:p>0.3069089015</text:p>
          </table:table-cell>
          <table:table-cell office:value-type="float" office:value="0.145911528150134" calcext:value-type="float">
            <text:p>0.1459115282</text:p>
          </table:table-cell>
          <table:table-cell office:value-type="float" office:value="0.234948774497821" calcext:value-type="float">
            <text:p>0.2349487745</text:p>
          </table:table-cell>
          <table:table-cell office:value-type="float" office:value="0.386058981233244" calcext:value-type="float">
            <text:p>0.3860589812</text:p>
          </table:table-cell>
          <table:table-cell office:value-type="float" office:value="0.486844373740104" calcext:value-type="float">
            <text:p>0.486844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7980420274645" calcext:value-type="float">
            <text:p>0.4579804203</text:p>
          </table:table-cell>
          <table:table-cell office:value-type="float" office:value="0.305813609888837" calcext:value-type="float">
            <text:p>0.3058136099</text:p>
          </table:table-cell>
          <table:table-cell office:value-type="float" office:value="0.165169794459339" calcext:value-type="float">
            <text:p>0.1651697945</text:p>
          </table:table-cell>
          <table:table-cell office:value-type="float" office:value="0.252678887055106" calcext:value-type="float">
            <text:p>0.2526788871</text:p>
          </table:table-cell>
          <table:table-cell office:value-type="float" office:value="0.423592493297587" calcext:value-type="float">
            <text:p>0.4235924933</text:p>
          </table:table-cell>
          <table:table-cell office:value-type="float" office:value="0.494127405553993" calcext:value-type="float">
            <text:p>0.4941274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3233764409053" calcext:value-type="float">
            <text:p>0.4532337644</text:p>
          </table:table-cell>
          <table:table-cell office:value-type="float" office:value="0.309552963604876" calcext:value-type="float">
            <text:p>0.3095529636</text:p>
          </table:table-cell>
          <table:table-cell office:value-type="float" office:value="0.164812332439678" calcext:value-type="float">
            <text:p>0.1648123324</text:p>
          </table:table-cell>
          <table:table-cell office:value-type="float" office:value="0.253499681855922" calcext:value-type="float">
            <text:p>0.2534996819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4733587682612" calcext:value-type="float">
            <text:p>0.4547335877</text:p>
          </table:table-cell>
          <table:table-cell office:value-type="float" office:value="0.298604605122549" calcext:value-type="float">
            <text:p>0.2986046051</text:p>
          </table:table-cell>
          <table:table-cell office:value-type="float" office:value="0.158087578194817" calcext:value-type="float">
            <text:p>0.1580875782</text:p>
          </table:table-cell>
          <table:table-cell office:value-type="float" office:value="0.24204527813462" calcext:value-type="float">
            <text:p>0.2420452781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1702567396145" calcext:value-type="float">
            <text:p>0.4617025674</text:p>
          </table:table-cell>
          <table:table-cell office:value-type="float" office:value="0.322407059819924" calcext:value-type="float">
            <text:p>0.3224070598</text:p>
          </table:table-cell>
          <table:table-cell office:value-type="float" office:value="0.171648793565684" calcext:value-type="float">
            <text:p>0.1716487936</text:p>
          </table:table-cell>
          <table:table-cell office:value-type="float" office:value="0.256885257316869" calcext:value-type="float">
            <text:p>0.2568852573</text:p>
          </table:table-cell>
          <table:table-cell office:value-type="float" office:value="0.428954423592493" calcext:value-type="float">
            <text:p>0.4289544236</text:p>
          </table:table-cell>
          <table:table-cell office:value-type="float" office:value="0.494926788599006" calcext:value-type="float">
            <text:p>0.4949267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5463635394064" calcext:value-type="float">
            <text:p>0.4554636354</text:p>
          </table:table-cell>
          <table:table-cell office:value-type="float" office:value="0.296906574390251" calcext:value-type="float">
            <text:p>0.2969065744</text:p>
          </table:table-cell>
          <table:table-cell office:value-type="float" office:value="0.168699731903485" calcext:value-type="float">
            <text:p>0.1686997319</text:p>
          </table:table-cell>
          <table:table-cell office:value-type="float" office:value="0.251752421830368" calcext:value-type="float">
            <text:p>0.2517524218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3332981054711" calcext:value-type="float">
            <text:p>0.4533329811</text:p>
          </table:table-cell>
          <table:table-cell office:value-type="float" office:value="0.29249917715234" calcext:value-type="float">
            <text:p>0.2924991772</text:p>
          </table:table-cell>
          <table:table-cell office:value-type="float" office:value="0.165348525469169" calcext:value-type="float">
            <text:p>0.1653485255</text:p>
          </table:table-cell>
          <table:table-cell office:value-type="float" office:value="0.249740581653991" calcext:value-type="float">
            <text:p>0.2497405817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8445595111853" calcext:value-type="float">
            <text:p>0.4584455951</text:p>
          </table:table-cell>
          <table:table-cell office:value-type="float" office:value="0.32255579464192" calcext:value-type="float">
            <text:p>0.3225557946</text:p>
          </table:table-cell>
          <table:table-cell office:value-type="float" office:value="0.163941018766756" calcext:value-type="float">
            <text:p>0.1639410188</text:p>
          </table:table-cell>
          <table:table-cell office:value-type="float" office:value="0.245297634511802" calcext:value-type="float">
            <text:p>0.2452976345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8223838314481" calcext:value-type="float">
            <text:p>0.4482238383</text:p>
          </table:table-cell>
          <table:table-cell office:value-type="float" office:value="0.296717738357515" calcext:value-type="float">
            <text:p>0.2967177384</text:p>
          </table:table-cell>
          <table:table-cell office:value-type="float" office:value="0.155160857908847" calcext:value-type="float">
            <text:p>0.1551608579</text:p>
          </table:table-cell>
          <table:table-cell office:value-type="float" office:value="0.235491242831494" calcext:value-type="float">
            <text:p>0.2354912428</text:p>
          </table:table-cell>
          <table:table-cell office:value-type="float" office:value="0.415549597855228" calcext:value-type="float">
            <text:p>0.4155495979</text:p>
          </table:table-cell>
          <table:table-cell office:value-type="float" office:value="0.492816527297519" calcext:value-type="float">
            <text:p>0.4928165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1138796209248" calcext:value-type="float">
            <text:p>0.4511387962</text:p>
          </table:table-cell>
          <table:table-cell office:value-type="float" office:value="0.293041411979388" calcext:value-type="float">
            <text:p>0.293041412</text:p>
          </table:table-cell>
          <table:table-cell office:value-type="float" office:value="0.158601429848079" calcext:value-type="float">
            <text:p>0.1586014298</text:p>
          </table:table-cell>
          <table:table-cell office:value-type="float" office:value="0.241890213523844" calcext:value-type="float">
            <text:p>0.2418902135</text:p>
          </table:table-cell>
          <table:table-cell office:value-type="float" office:value="0.415549597855228" calcext:value-type="float">
            <text:p>0.4155495979</text:p>
          </table:table-cell>
          <table:table-cell office:value-type="float" office:value="0.492816527297519" calcext:value-type="float">
            <text:p>0.49281652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454310010244936" calcext:value-type="float">
            <text:p>0.4543100102</text:p>
          </table:table-cell>
          <table:table-cell/>
          <table:table-cell table:formula="of:=AVERAGE([.D2:.D11])" office:value-type="float" office:value="0.161738159070599" calcext:value-type="float">
            <text:p>0.1617381591</text:p>
          </table:table-cell>
          <table:table-cell/>
          <table:table-cell table:formula="of:=AVERAGE([.F2:.F11])" office:value-type="float" office:value="0.423860589812333" calcext:value-type="float">
            <text:p>0.423860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42922846665337" calcext:value-type="float">
            <text:p>0.0042922847</text:p>
          </table:table-cell>
          <table:table-cell/>
          <table:table-cell table:formula="of:=STDEV([.D2:.D11])" office:value-type="float" office:value="0.00747371036761574" calcext:value-type="float">
            <text:p>0.0074737104</text:p>
          </table:table-cell>
          <table:table-cell/>
          <table:table-cell table:formula="of:=STDEV([.F2:.F11])" office:value-type="float" office:value="0.0156044557374365" calcext:value-type="float">
            <text:p>0.01560445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41:03.650958423</dc:date>
    <dc:creator>Surender Kumar</dc:creator>
    <meta:editing-duration>PT57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